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-width="0.452cm" draw:fill="solid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11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448cm"/>
    </style:style>
    <style:style style:name="gr18" style:family="graphic" style:parent-style-name="standard">
      <style:graphic-properties draw:fill="solid" draw:fill-color="#ffffff" draw:textarea-horizontal-align="center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9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457cm">
          <text:p/>
        </draw:rect>
        <draw:frame draw:style-name="gr2" draw:text-style-name="P2" draw:layer="layout" svg:width="1.8cm" svg:height="0.9cm" svg:x="1.75cm" svg:y="1.65cm">
          <draw:text-box>
            <text:p><text:span text:style-name="T1">TRIF</text:span></text:p>
          </draw:text-box>
        </draw:frame>
        <draw:g>
          <draw:polyline draw:style-name="gr3" draw:layer="layout" svg:width="0.249cm" svg:height="0.499cm" svg:x="1.5cm" svg:y="12.3cm" svg:viewBox="0 0 250 500" draw:points="0,0 250,250 0,500">
            <text:p/>
          </draw:polyline>
          <draw:frame draw:style-name="gr4" draw:text-style-name="P3" draw:layer="layout" svg:width="1.391cm" svg:height="0.445cm" svg:x="1.859cm" svg:y="12.3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808cm">
            <draw:text-box>
              <text:p><text:span text:style-name="T2">piShlRst</text:span></text:p>
            </draw:text-box>
          </draw:frame>
          <draw:line draw:style-name="gr6" draw:layer="layout" svg:x1="1.5cm" svg:y1="12.05cm" svg:x2="1.75cm" svg:y2="12.05cm">
            <text:p/>
          </draw:line>
        </draw:g>
        <draw:rect draw:style-name="gr7" draw:text-style-name="P4" draw:layer="layout" svg:width="13.182cm" svg:height="0.559cm" svg:x="4.048cm" svg:y="1.482cm">
          <text:p><text:span text:style-name="T3">ROLE </text:span></text:p>
        </draw:rect>
        <draw:polyline draw:style-name="gr8" draw:layer="layout" svg:width="0cm" svg:height="3.86cm" svg:x="3.556cm" svg:y="9.077cm" svg:viewBox="0 0 0 3861" draw:points="0,3861 0,1258 0,0">
          <text:p/>
        </draw:polyline>
        <draw:polyline draw:style-name="gr9" draw:layer="layout" svg:width="0cm" svg:height="3.86cm" svg:x="4.056cm" svg:y="9.077cm" svg:viewBox="0 0 0 3861" draw:points="0,3861 0,1258 0,0">
          <text:p/>
        </draw:polyline>
        <draw:polyline draw:style-name="gr8" draw:layer="layout" svg:width="0cm" svg:height="3.772cm" svg:x="16.496cm" svg:y="9.178cm" svg:viewBox="0 0 0 3773" draw:points="0,0 0,2544 0,3773">
          <text:p/>
        </draw:polyline>
        <draw:polyline draw:style-name="gr9" draw:layer="layout" svg:width="0cm" svg:height="3.772cm" svg:x="15.996cm" svg:y="9.178cm" svg:viewBox="0 0 0 3773" draw:points="0,0 0,2544 0,3773">
          <text:p/>
        </draw:polyline>
        <draw:polyline draw:style-name="gr8" draw:layer="layout" svg:width="0cm" svg:height="1.844cm" svg:x="4.556cm" svg:y="1.99cm" svg:viewBox="0 0 0 1845" draw:points="0,1845 0,602 0,0">
          <text:p/>
        </draw:polyline>
        <draw:polyline draw:style-name="gr8" draw:layer="layout" svg:width="0cm" svg:height="1.87cm" svg:x="16.656cm" svg:y="1.999cm" svg:viewBox="0 0 0 1871" draw:points="0,0 0,1261 0,1871">
          <text:p/>
        </draw:polyline>
        <draw:polyline draw:style-name="gr9" draw:layer="layout" svg:width="0cm" svg:height="2.512cm" svg:x="7.356cm" svg:y="10.398cm" svg:viewBox="0 0 0 2513" draw:points="0,2513 0,819 0,0">
          <text:p/>
        </draw:polyline>
        <draw:polyline draw:style-name="gr9" draw:layer="layout" svg:width="0cm" svg:height="2.615cm" svg:x="7.916cm" svg:y="10.398cm" svg:viewBox="0 0 0 2616" draw:points="0,0 0,1764 0,2616">
          <text:p/>
        </draw:polyline>
        <draw:rect draw:style-name="gr10" draw:text-style-name="P6" draw:layer="layout" svg:width="1.849cm" svg:height="1.296cm" svg:x="6.88cm" svg:y="9.115cm">
          <text:p text:style-name="P5"><text:span text:style-name="T4">pLSn</text:span></text:p>
          <text:p text:style-name="P5"><text:span text:style-name="T5"><text:s text:c="4"/></text:span><text:span text:style-name="T5">pListen</text:span><text:span text:style-name="T4"> </text:span></text:p>
        </draw:rect>
        <draw:rect draw:style-name="gr11" draw:text-style-name="P4" draw:layer="layout" svg:width="13.716cm" svg:height="0.559cm" svg:x="3.26cm" svg:y="12.912cm">
          <text:p><text:span text:style-name="T3">TOE</text:span></text:p>
        </draw:rect>
        <draw:polyline draw:style-name="gr9" draw:layer="layout" svg:width="0cm" svg:height="2.555cm" svg:x="13.956cm" svg:y="10.347cm" svg:viewBox="0 0 0 2556" draw:points="0,2556 0,833 0,0">
          <text:p/>
        </draw:polyline>
        <draw:polyline draw:style-name="gr9" draw:layer="layout" svg:width="0cm" svg:height="2.555cm" svg:x="14.496cm" svg:y="10.452cm" svg:viewBox="0 0 0 2556" draw:points="0,0 0,1723 0,2556">
          <text:p/>
        </draw:polyline>
        <draw:rect draw:style-name="gr10" draw:text-style-name="P6" xml:id="id2" draw:id="id2" draw:layer="layout" svg:width="1.752cm" svg:height="1.296cm" svg:x="13.48cm" svg:y="9.109cm">
          <text:p text:style-name="P5"><text:span text:style-name="T4">pOPn</text:span></text:p>
          <text:p text:style-name="P5"><text:span text:style-name="T5"><text:s text:c="4"/></text:span><text:span text:style-name="T5">pOpen</text:span><text:span text:style-name="T4"> </text:span></text:p>
        </draw:rect>
        <draw:rect draw:style-name="gr10" draw:text-style-name="P6" xml:id="id1" draw:id="id1" draw:layer="layout" svg:width="4.089cm" svg:height="2.82cm" svg:x="7.234cm" svg:y="4.546cm">
          <text:p text:style-name="P5"><text:span text:style-name="T4">pSAm</text:span></text:p>
          <text:p text:style-name="P5"><text:span text:style-name="T5"><text:s text:c="4"/></text:span><text:span text:style-name="T5">pSessionAcceptManager</text:span><text:span text:style-name="T4"> </text:span></text:p>
        </draw:rect>
        <draw:polyline draw:style-name="gr9" draw:layer="layout" svg:width="0cm" svg:height="5.612cm" svg:x="9.556cm" svg:y="7.299cm" svg:viewBox="0 0 0 5613" draw:points="0,5613 0,1829 0,0">
          <text:p/>
        </draw:polyline>
        <draw:polyline draw:style-name="gr9" draw:layer="layout" svg:width="0cm" svg:height="5.599cm" svg:x="10.074cm" svg:y="7.338cm" svg:viewBox="0 0 0 5600" draw:points="0,0 0,3776 0,5600">
          <text:p/>
        </draw:polyline>
        <draw:rect draw:style-name="gr10" draw:text-style-name="P6" draw:layer="layout" svg:width="2.521cm" svg:height="5.308cm" svg:x="2.821cm" svg:y="3.794cm">
          <text:p text:style-name="P5"><text:span text:style-name="T4">pRXp</text:span></text:p>
          <text:p text:style-name="P5"><text:span text:style-name="T5"><text:s text:c="4"/></text:span><text:span text:style-name="T5">pRxPath</text:span><text:span text:style-name="T4"> </text:span></text:p>
        </draw:rect>
        <draw:rect draw:style-name="gr10" draw:text-style-name="P6" draw:layer="layout" svg:width="2.521cm" svg:height="5.284cm" svg:x="15.673cm" svg:y="3.844cm">
          <text:p text:style-name="P5"><text:span text:style-name="T4">pTXp</text:span></text:p>
          <text:p text:style-name="P5"><text:span text:style-name="T5"><text:s text:c="4"/></text:span><text:span text:style-name="T5">pTxPath</text:span><text:span text:style-name="T4"> </text:span></text:p>
        </draw:rect>
        <draw:frame draw:style-name="gr12" draw:text-style-name="P3" draw:layer="layout" svg:width="3.194cm" svg:height="0.445cm" svg:x="9.318cm" svg:y="8.028cm">
          <draw:text-box>
            <text:p><text:span text:style-name="T2">siTOE_This_Notif</text:span></text:p>
          </draw:text-box>
        </draw:frame>
        <draw:frame draw:style-name="gr13" draw:text-style-name="P3" draw:layer="layout" svg:width="3.334cm" svg:height="0.445cm" svg:x="9.818cm" svg:y="8.529cm">
          <draw:text-box>
            <text:p><text:span text:style-name="T2">soTHIS_Toe_DReq</text:span></text:p>
          </draw:text-box>
        </draw:frame>
        <draw:frame draw:style-name="gr14" draw:text-style-name="P3" draw:layer="layout" svg:width="3.3cm" svg:height="0.445cm" svg:x="7.118cm" svg:y="11.028cm">
          <draw:text-box>
            <text:p><text:span text:style-name="T2">siTOE_This_LsnAck</text:span></text:p>
          </draw:text-box>
        </draw:frame>
        <draw:frame draw:style-name="gr15" draw:text-style-name="P3" draw:layer="layout" svg:width="3.453cm" svg:height="0.445cm" svg:x="7.618cm" svg:y="11.529cm">
          <draw:text-box>
            <text:p><text:span text:style-name="T2">soTHIS_Toe_LsnReq</text:span></text:p>
          </draw:text-box>
        </draw:frame>
        <draw:frame draw:style-name="gr12" draw:text-style-name="P3" draw:layer="layout" svg:width="3.851cm" svg:height="0.445cm" svg:x="11.377cm" svg:y="5.47cm">
          <draw:text-box>
            <text:p><text:span text:style-name="T2">sSAmToOPn_SockAddr</text:span></text:p>
          </draw:text-box>
        </draw:frame>
        <draw:frame draw:style-name="gr16" draw:text-style-name="P3" draw:layer="layout" svg:width="3.313cm" svg:height="0.445cm" svg:x="13.719cm" svg:y="10.928cm">
          <draw:text-box>
            <text:p><text:span text:style-name="T2">siTOE_This_OpnSts</text:span></text:p>
          </draw:text-box>
        </draw:frame>
        <draw:frame draw:style-name="gr17" draw:text-style-name="P3" draw:layer="layout" svg:width="3.55cm" svg:height="0.445cm" svg:x="14.219cm" svg:y="11.429cm">
          <draw:text-box>
            <text:p><text:span text:style-name="T2">soTHIS_Toe_OpnReq</text:span></text:p>
          </draw:text-box>
        </draw:frame>
        <draw:polyline draw:style-name="gr9" draw:layer="layout" svg:width="11.225cm" svg:height="0.888cm" svg:x="5.064cm" svg:y="3.006cm" svg:viewBox="0 0 11226 889" draw:points="0,788 0,0 11226,0 11226,889">
          <text:p/>
        </draw:polyline>
        <draw:rect draw:style-name="gr18" draw:text-style-name="P7" draw:layer="layout" svg:width="0.483cm" svg:height="0.483cm" svg:x="9.929cm" svg:y="2.779cm">
          <text:p><text:span text:style-name="T6">1</text:span></text:p>
        </draw:rect>
        <draw:frame draw:style-name="gr12" draw:text-style-name="P3" draw:layer="layout" svg:width="3.266cm" svg:height="0.445cm" svg:x="5.927cm" svg:y="2.5cm">
          <draw:text-box>
            <text:p><text:span text:style-name="T2">sRXpToTXp_SessId</text:span></text:p>
          </draw:text-box>
        </draw:frame>
        <draw:connector draw:style-name="gr9" draw:layer="layout" svg:x1="11.323cm" svg:y1="5.956cm" svg:x2="14.356cm" svg:y2="9.109cm" draw:start-shape="id1" draw:start-glue-point="1" draw:end-shape="id2" draw:end-glue-point="0" svg:d="M11323 5956h3033v3153">
          <text:p/>
        </draw:connector>
        <draw:rect draw:style-name="gr18" draw:text-style-name="P7" draw:layer="layout" svg:width="0.509cm" svg:height="0.483cm" svg:x="14.106cm" svg:y="7.451cm">
          <text:p><text:span text:style-name="T6">1</text:span></text:p>
        </draw:rect>
        <draw:frame draw:style-name="gr19" draw:text-style-name="P3" draw:layer="layout" svg:width="3.017cm" svg:height="0.445cm" svg:x="15.661cm" svg:y="9.507cm">
          <draw:text-box>
            <text:p><text:span text:style-name="T2">soTHIS_Toe_Data</text:span></text:p>
          </draw:text-box>
        </draw:frame>
        <draw:frame draw:style-name="gr20" draw:text-style-name="P3" draw:layer="layout" svg:width="3.021cm" svg:height="0.445cm" svg:x="16.261cm" svg:y="10.008cm">
          <draw:text-box>
            <text:p><text:span text:style-name="T2">soTHIS_Toe_Meta</text:span></text:p>
          </draw:text-box>
        </draw:frame>
        <draw:frame draw:style-name="gr19" draw:text-style-name="P3" draw:layer="layout" svg:width="3.017cm" svg:height="0.445cm" svg:x="3.262cm" svg:y="9.707cm">
          <draw:text-box>
            <text:p><text:span text:style-name="T2">siTOE_This_Data</text:span></text:p>
          </draw:text-box>
        </draw:frame>
        <draw:frame draw:style-name="gr20" draw:text-style-name="P3" draw:layer="layout" svg:width="3.001cm" svg:height="0.445cm" svg:x="3.762cm" svg:y="10.208cm">
          <draw:text-box>
            <text:p><text:span text:style-name="T2">siTOE_This_Meta</text:span></text:p>
          </draw:text-box>
        </draw:frame>
        <draw:frame draw:style-name="gr12" draw:text-style-name="P3" draw:layer="measurelines" svg:width="3.817cm" svg:height="0.445cm" svg:x="5.783cm" svg:y="5.916cm">
          <draw:text-box>
            <text:p><text:span text:style-name="T2">sSAmToRXp_DropCmd</text:span></text:p>
          </draw:text-box>
        </draw:frame>
        <draw:line draw:style-name="gr9" draw:layer="measurelines" svg:x1="7.223cm" svg:y1="6.562cm" svg:x2="5.343cm" svg:y2="6.562cm">
          <text:p/>
        </draw:line>
        <draw:custom-shape draw:style-name="gr21" draw:text-style-name="P8" draw:layer="measurelines" svg:width="1.067cm" svg:height="1.321cm" svg:x="9.94cm" svg:y="5.749cm">
          <text:p text:style-name="P8"><text:span text:style-name="T7">CAM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18" draw:text-style-name="P7" draw:layer="measurelines" svg:width="0.509cm" svg:height="0.483cm" svg:x="6.08cm" svg:y="6.383cm">
          <text:p><text:span text:style-name="T6">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22H51M56S</meta:editing-duration>
    <meta:editing-cycles>168</meta:editing-cycles>
    <meta:generator>OpenOffice/4.1.3$Win32 OpenOffice.org_project/413m1$Build-9783</meta:generator>
    <dc:date>2019-03-11T10:40:33.52</dc:date>
    <dc:creator>Francois Abel</dc:creator>
    <meta:printed-by>Francois Abel</meta:printed-by>
    <meta:print-date>2018-01-29T17:34:31.89</meta:print-date>
    <meta:document-statistic meta:object-count="47"/>
  </office:meta>
</office:document-meta>
</file>